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69pt"/>
    </style:style>
    <style:style style:name="co2" style:family="table-column">
      <style:table-column-properties fo:break-before="auto" style:column-width="26.05pt"/>
    </style:style>
    <style:style style:name="co3" style:family="table-column">
      <style:table-column-properties fo:break-before="auto" style:column-width="61.8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2.39pt"/>
    </style:style>
    <style:style style:name="co6" style:family="table-column">
      <style:table-column-properties fo:break-before="auto" style:column-width="76.76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47.54pt"/>
    </style:style>
    <style:style style:name="co9" style:family="table-column">
      <style:table-column-properties fo:break-before="auto" style:column-width="104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ed1c24"/>
    </style:style>
    <style:style style:name="ce3" style:family="table-cell" style:parent-style-name="Default">
      <style:table-cell-properties fo:background-color="#2b511a"/>
    </style:style>
    <style:style style:name="ce4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4" table:default-cell-style-name="ce4"/>
        <table:table-column table:style-name="co4" table:default-cell-style-name="Default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bid</text:p>
          </table:table-cell>
          <table:table-cell table:style-name="Default" office:value-type="string" calcext:value-type="string">
            <text:p>ask</text:p>
          </table:table-cell>
          <table:table-cell table:style-name="Default" office:value-type="string" calcext:value-type="string">
            <text:p>accu_order</text:p>
          </table:table-cell>
          <table:table-cell table:style-name="Default" office:value-type="string" calcext:value-type="string">
            <text:p>our_position</text:p>
          </table:table-cell>
          <table:table-cell table:style-name="Default" office:value-type="string" calcext:value-type="string">
            <text:p>balance</text:p>
          </table:table-cell>
          <table:table-cell table:style-name="Default" office:value-type="string" calcext:value-type="string">
            <text:p>client_balance</text:p>
          </table:table-cell>
          <table:table-cell table:style-name="Default" office:value-type="string" calcext:value-type="string">
            <text:p>client_order</text:p>
          </table:table-cell>
          <table:table-cell table:style-name="Default" office:value-type="string" calcext:value-type="string">
            <text:p>our_order</text:p>
          </table:table-cell>
          <table:table-cell/>
          <table:table-cell table:style-name="Default" office:value-type="string" calcext:value-type="string">
            <text:p>our_pf</text:p>
          </table:table-cell>
          <table:table-cell table:style-name="Default" office:value-type="string" calcext:value-type="string">
            <text:p>client_pf</text:p>
          </table:table-cell>
          <table:table-cell table:style-name="Default" office:value-type="string" calcext:value-type="string">
            <text:p>pf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[.$F2]" office:value-type="float" office:value="0" calcext:value-type="float">
            <text:p>0</text:p>
          </table:table-cell>
          <table:table-cell table:formula="of:=[.$G2]" office:value-type="float" office:value="0" calcext:value-type="float">
            <text:p>0</text:p>
          </table:table-cell>
          <table:table-cell table:formula="of:=[.$K2]-[.$L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formula="of:=[.$D2]+[.$H3]" office:value-type="float" office:value="25" calcext:value-type="float">
            <text:p>25</text:p>
          </table:table-cell>
          <table:table-cell table:formula="of:=[.$E2]+[.$I2]" office:value-type="float" office:value="-100" calcext:value-type="float">
            <text:p>-100</text:p>
          </table:table-cell>
          <table:table-cell table:formula="of:=[.$F2]-IF([.$I2]&gt;0; [.$C2]*[.$I2]+[.$C2]*ABS([.$I2])*0.001; [.$B2]*[.$I2]+[.$B2]*ABS([.$I2])*0.001)" office:value-type="float" office:value="9990" calcext:value-type="float">
            <text:p>9990</text:p>
          </table:table-cell>
          <table:table-cell table:formula="of:=[.$G2] - IF([.$H3]&gt;0; [.$C3]*[.$H3]; [.$B3]*[.$H3])" office:value-type="float" office:value="-2525" calcext:value-type="float">
            <text:p>-25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3]" office:value-type="float" office:value="9990" calcext:value-type="float">
            <text:p>9990</text:p>
          </table:table-cell>
          <table:table-cell table:formula="of:=[.$G3]" office:value-type="float" office:value="-2525" calcext:value-type="float">
            <text:p>-2525</text:p>
          </table:table-cell>
          <table:table-cell table:formula="of:=[.$K3]-[.$L3]" office:value-type="float" office:value="12515" calcext:value-type="float">
            <text:p>125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formula="of:=[.$D3]+[.$H4]" office:value-type="float" office:value="0" calcext:value-type="float">
            <text:p>0</text:p>
          </table:table-cell>
          <table:table-cell table:formula="of:=[.$E3]+[.$I3]" office:value-type="float" office:value="-100" calcext:value-type="float">
            <text:p>-100</text:p>
          </table:table-cell>
          <table:table-cell table:formula="of:=[.$F3]-IF([.$I3]&gt;0; [.$C3]*[.$I3]+[.$C3]*ABS([.$I3])*0.001; [.$B3]*[.$I3]+[.$B3]*ABS([.$I3])*0.001)" office:value-type="float" office:value="9990" calcext:value-type="float">
            <text:p>9990</text:p>
          </table:table-cell>
          <table:table-cell table:formula="of:=[.$G3] - IF([.$H4]&gt;0; [.$C4]*[.$H4]; [.$B4]*[.$H4])" office:value-type="float" office:value="-25" calcext:value-type="float">
            <text:p>-25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4]" office:value-type="float" office:value="9990" calcext:value-type="float">
            <text:p>9990</text:p>
          </table:table-cell>
          <table:table-cell table:formula="of:=[.$G4]" office:value-type="float" office:value="-25" calcext:value-type="float">
            <text:p>-25</text:p>
          </table:table-cell>
          <table:table-cell table:formula="of:=[.$K4]-[.$L4]" office:value-type="float" office:value="10015" calcext:value-type="float">
            <text:p>10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formula="of:=[.$D4]+[.$H5]" office:value-type="float" office:value="-7" calcext:value-type="float">
            <text:p>-7</text:p>
          </table:table-cell>
          <table:table-cell table:formula="of:=[.$E4]+[.$I4]" office:value-type="float" office:value="-100" calcext:value-type="float">
            <text:p>-100</text:p>
          </table:table-cell>
          <table:table-cell table:formula="of:=[.$F4]-IF([.$I4]&gt;0; [.$C4]*[.$I4]+[.$C4]*ABS([.$I4])*0.001; [.$B4]*[.$I4]+[.$B4]*ABS([.$I4])*0.001)" office:value-type="float" office:value="9990" calcext:value-type="float">
            <text:p>9990</text:p>
          </table:table-cell>
          <table:table-cell table:formula="of:=[.$G4] - IF([.$H5]&gt;0; [.$C5]*[.$H5]; [.$B5]*[.$H5])" office:value-type="float" office:value="682" calcext:value-type="float">
            <text:p>68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5]" office:value-type="float" office:value="9990" calcext:value-type="float">
            <text:p>9990</text:p>
          </table:table-cell>
          <table:table-cell table:formula="of:=[.$G5]" office:value-type="float" office:value="682" calcext:value-type="float">
            <text:p>682</text:p>
          </table:table-cell>
          <table:table-cell table:formula="of:=[.$K5]-[.$L5]" office:value-type="float" office:value="9308" calcext:value-type="float">
            <text:p>93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formula="of:=[.$D5]+[.$H6]" office:value-type="float" office:value="-13" calcext:value-type="float">
            <text:p>-13</text:p>
          </table:table-cell>
          <table:table-cell table:formula="of:=[.$E5]+[.$I5]" office:value-type="float" office:value="-100" calcext:value-type="float">
            <text:p>-100</text:p>
          </table:table-cell>
          <table:table-cell table:formula="of:=[.$F5]-IF([.$I5]&gt;0; [.$C5]*[.$I5]+[.$C5]*ABS([.$I5])*0.001; [.$B5]*[.$I5]+[.$B5]*ABS([.$I5])*0.001)" office:value-type="float" office:value="9990" calcext:value-type="float">
            <text:p>9990</text:p>
          </table:table-cell>
          <table:table-cell table:formula="of:=[.$G5] - IF([.$H6]&gt;0; [.$C6]*[.$H6]; [.$B6]*[.$H6])" office:value-type="float" office:value="1282" calcext:value-type="float">
            <text:p>128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6]" office:value-type="float" office:value="9990" calcext:value-type="float">
            <text:p>9990</text:p>
          </table:table-cell>
          <table:table-cell table:formula="of:=[.$G6]" office:value-type="float" office:value="1282" calcext:value-type="float">
            <text:p>1282</text:p>
          </table:table-cell>
          <table:table-cell table:formula="of:=[.$K6]-[.$L6]" office:value-type="float" office:value="8708" calcext:value-type="float">
            <text:p>87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formula="of:=[.$D6]+[.$H7]" office:value-type="float" office:value="-38" calcext:value-type="float">
            <text:p>-38</text:p>
          </table:table-cell>
          <table:table-cell table:formula="of:=[.$E6]+[.$I6]" office:value-type="float" office:value="-100" calcext:value-type="float">
            <text:p>-100</text:p>
          </table:table-cell>
          <table:table-cell table:formula="of:=[.$F6]-IF([.$I6]&gt;0; [.$C6]*[.$I6]+[.$C6]*ABS([.$I6])*0.001; [.$B6]*[.$I6]+[.$B6]*ABS([.$I6])*0.001)" office:value-type="float" office:value="9990" calcext:value-type="float">
            <text:p>9990</text:p>
          </table:table-cell>
          <table:table-cell table:formula="of:=[.$G6] - IF([.$H7]&gt;0; [.$C7]*[.$H7]; [.$B7]*[.$H7])" office:value-type="float" office:value="3782" calcext:value-type="float">
            <text:p>3782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7]" office:value-type="float" office:value="9990" calcext:value-type="float">
            <text:p>9990</text:p>
          </table:table-cell>
          <table:table-cell table:formula="of:=[.$G7]" office:value-type="float" office:value="3782" calcext:value-type="float">
            <text:p>3782</text:p>
          </table:table-cell>
          <table:table-cell table:formula="of:=[.$K7]-[.$L7]"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formula="of:=[.$D7]+[.$H8]" office:value-type="float" office:value="-89" calcext:value-type="float">
            <text:p>-89</text:p>
          </table:table-cell>
          <table:table-cell table:formula="of:=[.$E7]+[.$I7]" office:value-type="float" office:value="-100" calcext:value-type="float">
            <text:p>-100</text:p>
          </table:table-cell>
          <table:table-cell table:formula="of:=[.$F7]-IF([.$I7]&gt;0; [.$C7]*[.$I7]+[.$C7]*ABS([.$I7])*0.001; [.$B7]*[.$I7]+[.$B7]*ABS([.$I7])*0.001)" office:value-type="float" office:value="9990" calcext:value-type="float">
            <text:p>9990</text:p>
          </table:table-cell>
          <table:table-cell table:formula="of:=[.$G7] - IF([.$H8]&gt;0; [.$C8]*[.$H8]; [.$B8]*[.$H8])" office:value-type="float" office:value="8831" calcext:value-type="float">
            <text:p>8831</text:p>
          </table:table-cell>
          <table:table-cell office:value-type="float" office:value="-51" calcext:value-type="float">
            <text:p>-5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8]" office:value-type="float" office:value="9990" calcext:value-type="float">
            <text:p>9990</text:p>
          </table:table-cell>
          <table:table-cell table:formula="of:=[.$G8]" office:value-type="float" office:value="8831" calcext:value-type="float">
            <text:p>8831</text:p>
          </table:table-cell>
          <table:table-cell table:formula="of:=[.$K8]-[.$L8]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[.$D8]+[.$H9]" office:value-type="float" office:value="-43" calcext:value-type="float">
            <text:p>-43</text:p>
          </table:table-cell>
          <table:table-cell table:formula="of:=[.$E8]+[.$I8]" office:value-type="float" office:value="-100" calcext:value-type="float">
            <text:p>-100</text:p>
          </table:table-cell>
          <table:table-cell table:formula="of:=[.$F8]-IF([.$I8]&gt;0; [.$C8]*[.$I8]+[.$C8]*ABS([.$I8])*0.001; [.$B8]*[.$I8]+[.$B8]*ABS([.$I8])*0.001)" office:value-type="float" office:value="9990" calcext:value-type="float">
            <text:p>9990</text:p>
          </table:table-cell>
          <table:table-cell table:formula="of:=[.$G8] - IF([.$H9]&gt;0; [.$C9]*[.$H9]; [.$B9]*[.$H9])" office:value-type="float" office:value="4231" calcext:value-type="float">
            <text:p>423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9]" office:value-type="float" office:value="9990" calcext:value-type="float">
            <text:p>9990</text:p>
          </table:table-cell>
          <table:table-cell table:formula="of:=[.$G9]" office:value-type="float" office:value="4231" calcext:value-type="float">
            <text:p>4231</text:p>
          </table:table-cell>
          <table:table-cell table:formula="of:=[.$K9]-[.$L9]" office:value-type="float" office:value="5759" calcext:value-type="float">
            <text:p>57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formula="of:=[.$D9]+[.$H10]" office:value-type="float" office:value="-65" calcext:value-type="float">
            <text:p>-65</text:p>
          </table:table-cell>
          <table:table-cell table:formula="of:=[.$E9]+[.$I9]" office:value-type="float" office:value="-100" calcext:value-type="float">
            <text:p>-100</text:p>
          </table:table-cell>
          <table:table-cell table:formula="of:=[.$F9]-IF([.$I9]&gt;0; [.$C9]*[.$I9]+[.$C9]*ABS([.$I9])*0.001; [.$B9]*[.$I9]+[.$B9]*ABS([.$I9])*0.001)" office:value-type="float" office:value="9990" calcext:value-type="float">
            <text:p>9990</text:p>
          </table:table-cell>
          <table:table-cell table:formula="of:=[.$G9] - IF([.$H10]&gt;0; [.$C10]*[.$H10]; [.$B10]*[.$H10])" office:value-type="float" office:value="6321" calcext:value-type="float">
            <text:p>6321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10]" office:value-type="float" office:value="9990" calcext:value-type="float">
            <text:p>9990</text:p>
          </table:table-cell>
          <table:table-cell table:formula="of:=[.$G10]" office:value-type="float" office:value="6321" calcext:value-type="float">
            <text:p>6321</text:p>
          </table:table-cell>
          <table:table-cell table:formula="of:=[.$K10]-[.$L10]" office:value-type="float" office:value="3669" calcext:value-type="float">
            <text:p>36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formula="of:=[.$D10]+[.$H11]" office:value-type="float" office:value="12" calcext:value-type="float">
            <text:p>12</text:p>
          </table:table-cell>
          <table:table-cell table:formula="of:=[.$E10]+[.$I10]" office:value-type="float" office:value="-100" calcext:value-type="float">
            <text:p>-100</text:p>
          </table:table-cell>
          <table:table-cell table:formula="of:=[.$F10]-IF([.$I10]&gt;0; [.$C10]*[.$I10]+[.$C10]*ABS([.$I10])*0.001; [.$B10]*[.$I10]+[.$B10]*ABS([.$I10])*0.001)" office:value-type="float" office:value="9990" calcext:value-type="float">
            <text:p>9990</text:p>
          </table:table-cell>
          <table:table-cell table:formula="of:=[.$G10] - IF([.$H11]&gt;0; [.$C11]*[.$H11]; [.$B11]*[.$H11])" office:value-type="float" office:value="-994" calcext:value-type="float">
            <text:p>-99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11]" office:value-type="float" office:value="9990" calcext:value-type="float">
            <text:p>9990</text:p>
          </table:table-cell>
          <table:table-cell table:formula="of:=[.$G11]" office:value-type="float" office:value="-994" calcext:value-type="float">
            <text:p>-994</text:p>
          </table:table-cell>
          <table:table-cell table:formula="of:=[.$K11]-[.$L11]" office:value-type="float" office:value="10984" calcext:value-type="float">
            <text:p>109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formula="of:=[.$D11]+[.$H12]" office:value-type="float" office:value="14" calcext:value-type="float">
            <text:p>14</text:p>
          </table:table-cell>
          <table:table-cell table:formula="of:=[.$E11]+[.$I11]" office:value-type="float" office:value="-100" calcext:value-type="float">
            <text:p>-100</text:p>
          </table:table-cell>
          <table:table-cell table:formula="of:=[.$F11]-IF([.$I11]&gt;0; [.$C11]*[.$I11]+[.$C11]*ABS([.$I11])*0.001; [.$B11]*[.$I11]+[.$B11]*ABS([.$I11])*0.001)" office:value-type="float" office:value="9990" calcext:value-type="float">
            <text:p>9990</text:p>
          </table:table-cell>
          <table:table-cell table:formula="of:=[.$G11] - IF([.$H12]&gt;0; [.$C12]*[.$H12]; [.$B12]*[.$H12])" office:value-type="float" office:value="-1184" calcext:value-type="float">
            <text:p>-11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12]" office:value-type="float" office:value="9990" calcext:value-type="float">
            <text:p>9990</text:p>
          </table:table-cell>
          <table:table-cell table:formula="of:=[.$G12]" office:value-type="float" office:value="-1184" calcext:value-type="float">
            <text:p>-1184</text:p>
          </table:table-cell>
          <table:table-cell table:formula="of:=[.$K12]-[.$L12]" office:value-type="float" office:value="11174" calcext:value-type="float">
            <text:p>111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formula="of:=[.$D12]+[.$H13]" office:value-type="float" office:value="18" calcext:value-type="float">
            <text:p>18</text:p>
          </table:table-cell>
          <table:table-cell table:formula="of:=[.$E12]+[.$I12]" office:value-type="float" office:value="-100" calcext:value-type="float">
            <text:p>-100</text:p>
          </table:table-cell>
          <table:table-cell table:formula="of:=[.$F12]-IF([.$I12]&gt;0; [.$C12]*[.$I12]+[.$C12]*ABS([.$I12])*0.001; [.$B12]*[.$I12]+[.$B12]*ABS([.$I12])*0.001)" office:value-type="float" office:value="9990" calcext:value-type="float">
            <text:p>9990</text:p>
          </table:table-cell>
          <table:table-cell table:formula="of:=[.$G12] - IF([.$H13]&gt;0; [.$C13]*[.$H13]; [.$B13]*[.$H13])" office:value-type="float" office:value="-1560" calcext:value-type="float">
            <text:p>-15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13]" office:value-type="float" office:value="9990" calcext:value-type="float">
            <text:p>9990</text:p>
          </table:table-cell>
          <table:table-cell table:formula="of:=[.$G13]" office:value-type="float" office:value="-1560" calcext:value-type="float">
            <text:p>-1560</text:p>
          </table:table-cell>
          <table:table-cell table:formula="of:=[.$K13]-[.$L13]" office:value-type="float" office:value="11550" calcext:value-type="float">
            <text:p>115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formula="of:=[.$D13]+[.$H14]" office:value-type="float" office:value="19" calcext:value-type="float">
            <text:p>19</text:p>
          </table:table-cell>
          <table:table-cell table:formula="of:=[.$E13]+[.$I13]" office:value-type="float" office:value="-100" calcext:value-type="float">
            <text:p>-100</text:p>
          </table:table-cell>
          <table:table-cell table:formula="of:=[.$F13]-IF([.$I13]&gt;0; [.$C13]*[.$I13]+[.$C13]*ABS([.$I13])*0.001; [.$B13]*[.$I13]+[.$B13]*ABS([.$I13])*0.001)" office:value-type="float" office:value="9990" calcext:value-type="float">
            <text:p>9990</text:p>
          </table:table-cell>
          <table:table-cell table:formula="of:=[.$G13] - IF([.$H14]&gt;0; [.$C14]*[.$H14]; [.$B14]*[.$H14])" office:value-type="float" office:value="-1653" calcext:value-type="float">
            <text:p>-16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14]" office:value-type="float" office:value="9990" calcext:value-type="float">
            <text:p>9990</text:p>
          </table:table-cell>
          <table:table-cell table:formula="of:=[.$G14]" office:value-type="float" office:value="-1653" calcext:value-type="float">
            <text:p>-1653</text:p>
          </table:table-cell>
          <table:table-cell table:formula="of:=[.$K14]-[.$L14]" office:value-type="float" office:value="11643" calcext:value-type="float">
            <text:p>116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formula="of:=[.$D14]+[.$H15]" office:value-type="float" office:value="24" calcext:value-type="float">
            <text:p>24</text:p>
          </table:table-cell>
          <table:table-cell table:formula="of:=[.$E14]+[.$I14]" office:value-type="float" office:value="-100" calcext:value-type="float">
            <text:p>-100</text:p>
          </table:table-cell>
          <table:table-cell table:formula="of:=[.$F14]-IF([.$I14]&gt;0; [.$C14]*[.$I14]+[.$C14]*ABS([.$I14])*0.001; [.$B14]*[.$I14]+[.$B14]*ABS([.$I14])*0.001)" office:value-type="float" office:value="9990" calcext:value-type="float">
            <text:p>9990</text:p>
          </table:table-cell>
          <table:table-cell table:formula="of:=[.$G14] - IF([.$H15]&gt;0; [.$C15]*[.$H15]; [.$B15]*[.$H15])" office:value-type="float" office:value="-2118" calcext:value-type="float">
            <text:p>-21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15]" office:value-type="float" office:value="9990" calcext:value-type="float">
            <text:p>9990</text:p>
          </table:table-cell>
          <table:table-cell table:formula="of:=[.$G15]" office:value-type="float" office:value="-2118" calcext:value-type="float">
            <text:p>-2118</text:p>
          </table:table-cell>
          <table:table-cell table:formula="of:=[.$K15]-[.$L15]" office:value-type="float" office:value="12108" calcext:value-type="float">
            <text:p>121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formula="of:=[.$D15]+[.$H16]" office:value-type="float" office:value="11" calcext:value-type="float">
            <text:p>11</text:p>
          </table:table-cell>
          <table:table-cell table:formula="of:=[.$E15]+[.$I15]" office:value-type="float" office:value="-100" calcext:value-type="float">
            <text:p>-100</text:p>
          </table:table-cell>
          <table:table-cell table:formula="of:=[.$F15]-IF([.$I15]&gt;0; [.$C15]*[.$I15]+[.$C15]*ABS([.$I15])*0.001; [.$B15]*[.$I15]+[.$B15]*ABS([.$I15])*0.001)" office:value-type="float" office:value="9990" calcext:value-type="float">
            <text:p>9990</text:p>
          </table:table-cell>
          <table:table-cell table:formula="of:=[.$G15] - IF([.$H16]&gt;0; [.$C16]*[.$H16]; [.$B16]*[.$H16])" office:value-type="float" office:value="-922" calcext:value-type="float">
            <text:p>-922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16]" office:value-type="float" office:value="9990" calcext:value-type="float">
            <text:p>9990</text:p>
          </table:table-cell>
          <table:table-cell table:formula="of:=[.$G16]" office:value-type="float" office:value="-922" calcext:value-type="float">
            <text:p>-922</text:p>
          </table:table-cell>
          <table:table-cell table:formula="of:=[.$K16]-[.$L16]" office:value-type="float" office:value="10912" calcext:value-type="float">
            <text:p>109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formula="of:=[.$D16]+[.$H17]" office:value-type="float" office:value="-14" calcext:value-type="float">
            <text:p>-14</text:p>
          </table:table-cell>
          <table:table-cell table:formula="of:=[.$E16]+[.$I16]" office:value-type="float" office:value="-100" calcext:value-type="float">
            <text:p>-100</text:p>
          </table:table-cell>
          <table:table-cell table:formula="of:=[.$F16]-IF([.$I16]&gt;0; [.$C16]*[.$I16]+[.$C16]*ABS([.$I16])*0.001; [.$B16]*[.$I16]+[.$B16]*ABS([.$I16])*0.001)" office:value-type="float" office:value="9990" calcext:value-type="float">
            <text:p>9990</text:p>
          </table:table-cell>
          <table:table-cell table:formula="of:=[.$G16] - IF([.$H17]&gt;0; [.$C17]*[.$H17]; [.$B17]*[.$H17])" office:value-type="float" office:value="1403" calcext:value-type="float">
            <text:p>1403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17]" office:value-type="float" office:value="9990" calcext:value-type="float">
            <text:p>9990</text:p>
          </table:table-cell>
          <table:table-cell table:formula="of:=[.$G17]" office:value-type="float" office:value="1403" calcext:value-type="float">
            <text:p>1403</text:p>
          </table:table-cell>
          <table:table-cell table:formula="of:=[.$K17]-[.$L17]" office:value-type="float" office:value="8587" calcext:value-type="float">
            <text:p>85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formula="of:=[.$D17]+[.$H18]" office:value-type="float" office:value="-13" calcext:value-type="float">
            <text:p>-13</text:p>
          </table:table-cell>
          <table:table-cell table:formula="of:=[.$E17]+[.$I17]" office:value-type="float" office:value="-100" calcext:value-type="float">
            <text:p>-100</text:p>
          </table:table-cell>
          <table:table-cell table:formula="of:=[.$F17]-IF([.$I17]&gt;0; [.$C17]*[.$I17]+[.$C17]*ABS([.$I17])*0.001; [.$B17]*[.$I17]+[.$B17]*ABS([.$I17])*0.001)" office:value-type="float" office:value="9990" calcext:value-type="float">
            <text:p>9990</text:p>
          </table:table-cell>
          <table:table-cell table:formula="of:=[.$G17] - IF([.$H18]&gt;0; [.$C18]*[.$H18]; [.$B18]*[.$H18])"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18]" office:value-type="float" office:value="9990" calcext:value-type="float">
            <text:p>9990</text:p>
          </table:table-cell>
          <table:table-cell table:formula="of:=[.$G18]" office:value-type="float" office:value="1310" calcext:value-type="float">
            <text:p>1310</text:p>
          </table:table-cell>
          <table:table-cell table:formula="of:=[.$K18]-[.$L18]" office:value-type="float" office:value="8680" calcext:value-type="float">
            <text:p>86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formula="of:=[.$D18]+[.$H19]" office:value-type="float" office:value="-10" calcext:value-type="float">
            <text:p>-10</text:p>
          </table:table-cell>
          <table:table-cell table:formula="of:=[.$E18]+[.$I18]" office:value-type="float" office:value="-100" calcext:value-type="float">
            <text:p>-100</text:p>
          </table:table-cell>
          <table:table-cell table:formula="of:=[.$F18]-IF([.$I18]&gt;0; [.$C18]*[.$I18]+[.$C18]*ABS([.$I18])*0.001; [.$B18]*[.$I18]+[.$B18]*ABS([.$I18])*0.001)" office:value-type="float" office:value="9990" calcext:value-type="float">
            <text:p>9990</text:p>
          </table:table-cell>
          <table:table-cell table:formula="of:=[.$G18] - IF([.$H19]&gt;0; [.$C19]*[.$H19]; [.$B19]*[.$H19])" office:value-type="float" office:value="1034" calcext:value-type="float">
            <text:p>10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19]" office:value-type="float" office:value="9990" calcext:value-type="float">
            <text:p>9990</text:p>
          </table:table-cell>
          <table:table-cell table:formula="of:=[.$G19]" office:value-type="float" office:value="1034" calcext:value-type="float">
            <text:p>1034</text:p>
          </table:table-cell>
          <table:table-cell table:formula="of:=[.$K19]-[.$L19]" office:value-type="float" office:value="8956" calcext:value-type="float">
            <text:p>89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formula="of:=[.$D19]+[.$H20]" office:value-type="float" office:value="-11" calcext:value-type="float">
            <text:p>-11</text:p>
          </table:table-cell>
          <table:table-cell table:formula="of:=[.$E19]+[.$I19]" office:value-type="float" office:value="-100" calcext:value-type="float">
            <text:p>-100</text:p>
          </table:table-cell>
          <table:table-cell table:formula="of:=[.$F19]-IF([.$I19]&gt;0; [.$C19]*[.$I19]+[.$C19]*ABS([.$I19])*0.001; [.$B19]*[.$I19]+[.$B19]*ABS([.$I19])*0.001)" office:value-type="float" office:value="9990" calcext:value-type="float">
            <text:p>9990</text:p>
          </table:table-cell>
          <table:table-cell table:formula="of:=[.$G19] - IF([.$H20]&gt;0; [.$C20]*[.$H20]; [.$B20]*[.$H20])" office:value-type="float" office:value="1125" calcext:value-type="float">
            <text:p>112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20]" office:value-type="float" office:value="9990" calcext:value-type="float">
            <text:p>9990</text:p>
          </table:table-cell>
          <table:table-cell table:formula="of:=[.$G20]" office:value-type="float" office:value="1125" calcext:value-type="float">
            <text:p>1125</text:p>
          </table:table-cell>
          <table:table-cell table:formula="of:=[.$K20]-[.$L20]" office:value-type="float" office:value="8865" calcext:value-type="float">
            <text:p>88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formula="of:=[.$D20]+[.$H21]" office:value-type="float" office:value="-8" calcext:value-type="float">
            <text:p>-8</text:p>
          </table:table-cell>
          <table:table-cell table:formula="of:=[.$E20]+[.$I20]" office:value-type="float" office:value="-100" calcext:value-type="float">
            <text:p>-100</text:p>
          </table:table-cell>
          <table:table-cell table:formula="of:=[.$F20]-IF([.$I20]&gt;0; [.$C20]*[.$I20]+[.$C20]*ABS([.$I20])*0.001; [.$B20]*[.$I20]+[.$B20]*ABS([.$I20])*0.001)" office:value-type="float" office:value="9990" calcext:value-type="float">
            <text:p>9990</text:p>
          </table:table-cell>
          <table:table-cell table:formula="of:=[.$G20] - IF([.$H21]&gt;0; [.$C21]*[.$H21]; [.$B21]*[.$H21])" office:value-type="float" office:value="852" calcext:value-type="float">
            <text:p>8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21]" office:value-type="float" office:value="9990" calcext:value-type="float">
            <text:p>9990</text:p>
          </table:table-cell>
          <table:table-cell table:formula="of:=[.$G21]" office:value-type="float" office:value="852" calcext:value-type="float">
            <text:p>852</text:p>
          </table:table-cell>
          <table:table-cell table:formula="of:=[.$K21]-[.$L21]" office:value-type="float" office:value="9138" calcext:value-type="float">
            <text:p>91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formula="of:=[.$D21]+[.$H22]" office:value-type="float" office:value="-44" calcext:value-type="float">
            <text:p>-44</text:p>
          </table:table-cell>
          <table:table-cell table:formula="of:=[.$E21]+[.$I21]" office:value-type="float" office:value="-100" calcext:value-type="float">
            <text:p>-100</text:p>
          </table:table-cell>
          <table:table-cell table:formula="of:=[.$F21]-IF([.$I21]&gt;0; [.$C21]*[.$I21]+[.$C21]*ABS([.$I21])*0.001; [.$B21]*[.$I21]+[.$B21]*ABS([.$I21])*0.001)" office:value-type="float" office:value="9990" calcext:value-type="float">
            <text:p>9990</text:p>
          </table:table-cell>
          <table:table-cell table:formula="of:=[.$G21] - IF([.$H22]&gt;0; [.$C22]*[.$H22]; [.$B22]*[.$H22])" office:value-type="float" office:value="4056" calcext:value-type="float">
            <text:p>4056</text:p>
          </table:table-cell>
          <table:table-cell office:value-type="float" office:value="-36" calcext:value-type="float">
            <text:p>-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22]" office:value-type="float" office:value="9990" calcext:value-type="float">
            <text:p>9990</text:p>
          </table:table-cell>
          <table:table-cell table:formula="of:=[.$G22]" office:value-type="float" office:value="4056" calcext:value-type="float">
            <text:p>4056</text:p>
          </table:table-cell>
          <table:table-cell table:formula="of:=[.$K22]-[.$L22]"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formula="of:=[.$D22]+[.$H23]" office:value-type="float" office:value="-2" calcext:value-type="float">
            <text:p>-2</text:p>
          </table:table-cell>
          <table:table-cell table:formula="of:=[.$E22]+[.$I22]" office:value-type="float" office:value="-100" calcext:value-type="float">
            <text:p>-100</text:p>
          </table:table-cell>
          <table:table-cell table:formula="of:=[.$F22]-IF([.$I22]&gt;0; [.$C22]*[.$I22]+[.$C22]*ABS([.$I22])*0.001; [.$B22]*[.$I22]+[.$B22]*ABS([.$I22])*0.001)" office:value-type="float" office:value="9990" calcext:value-type="float">
            <text:p>9990</text:p>
          </table:table-cell>
          <table:table-cell table:formula="of:=[.$G22] - IF([.$H23]&gt;0; [.$C23]*[.$H23]; [.$B23]*[.$H23])" office:value-type="float" office:value="360" calcext:value-type="float">
            <text:p>36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23]" office:value-type="float" office:value="9990" calcext:value-type="float">
            <text:p>9990</text:p>
          </table:table-cell>
          <table:table-cell table:formula="of:=[.$G23]" office:value-type="float" office:value="360" calcext:value-type="float">
            <text:p>360</text:p>
          </table:table-cell>
          <table:table-cell table:formula="of:=[.$K23]-[.$L23]" office:value-type="float" office:value="9630" calcext:value-type="float">
            <text:p>96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formula="of:=[.$D23]+[.$H24]" office:value-type="float" office:value="-3" calcext:value-type="float">
            <text:p>-3</text:p>
          </table:table-cell>
          <table:table-cell table:formula="of:=[.$E23]+[.$I23]" office:value-type="float" office:value="-100" calcext:value-type="float">
            <text:p>-100</text:p>
          </table:table-cell>
          <table:table-cell table:formula="of:=[.$F23]-IF([.$I23]&gt;0; [.$C23]*[.$I23]+[.$C23]*ABS([.$I23])*0.001; [.$B23]*[.$I23]+[.$B23]*ABS([.$I23])*0.001)" office:value-type="float" office:value="9990" calcext:value-type="float">
            <text:p>9990</text:p>
          </table:table-cell>
          <table:table-cell table:formula="of:=[.$G23] - IF([.$H24]&gt;0; [.$C24]*[.$H24]; [.$B24]*[.$H24])"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24]" office:value-type="float" office:value="9990" calcext:value-type="float">
            <text:p>9990</text:p>
          </table:table-cell>
          <table:table-cell table:formula="of:=[.$G24]" office:value-type="float" office:value="447" calcext:value-type="float">
            <text:p>447</text:p>
          </table:table-cell>
          <table:table-cell table:formula="of:=[.$K24]-[.$L24]" office:value-type="float" office:value="9543" calcext:value-type="float">
            <text:p>95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formula="of:=[.$D24]+[.$H25]" office:value-type="float" office:value="-5" calcext:value-type="float">
            <text:p>-5</text:p>
          </table:table-cell>
          <table:table-cell table:formula="of:=[.$E24]+[.$I24]" office:value-type="float" office:value="-100" calcext:value-type="float">
            <text:p>-100</text:p>
          </table:table-cell>
          <table:table-cell table:formula="of:=[.$F24]-IF([.$I24]&gt;0; [.$C24]*[.$I24]+[.$C24]*ABS([.$I24])*0.001; [.$B24]*[.$I24]+[.$B24]*ABS([.$I24])*0.001)" office:value-type="float" office:value="9990" calcext:value-type="float">
            <text:p>9990</text:p>
          </table:table-cell>
          <table:table-cell table:formula="of:=[.$G24] - IF([.$H25]&gt;0; [.$C25]*[.$H25]; [.$B25]*[.$H25])" office:value-type="float" office:value="623" calcext:value-type="float">
            <text:p>62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25]" office:value-type="float" office:value="9990" calcext:value-type="float">
            <text:p>9990</text:p>
          </table:table-cell>
          <table:table-cell table:formula="of:=[.$G25]" office:value-type="float" office:value="623" calcext:value-type="float">
            <text:p>623</text:p>
          </table:table-cell>
          <table:table-cell table:formula="of:=[.$K25]-[.$L25]" office:value-type="float" office:value="9367" calcext:value-type="float">
            <text:p>93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formula="of:=[.$D25]+[.$H26]" office:value-type="float" office:value="-6" calcext:value-type="float">
            <text:p>-6</text:p>
          </table:table-cell>
          <table:table-cell table:formula="of:=[.$E25]+[.$I25]" office:value-type="float" office:value="-100" calcext:value-type="float">
            <text:p>-100</text:p>
          </table:table-cell>
          <table:table-cell table:formula="of:=[.$F25]-IF([.$I25]&gt;0; [.$C25]*[.$I25]+[.$C25]*ABS([.$I25])*0.001; [.$B25]*[.$I25]+[.$B25]*ABS([.$I25])*0.001)" office:value-type="float" office:value="9990" calcext:value-type="float">
            <text:p>9990</text:p>
          </table:table-cell>
          <table:table-cell table:formula="of:=[.$G25] - IF([.$H26]&gt;0; [.$C26]*[.$H26]; [.$B26]*[.$H26])" office:value-type="float" office:value="712" calcext:value-type="float">
            <text:p>7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26]" office:value-type="float" office:value="9990" calcext:value-type="float">
            <text:p>9990</text:p>
          </table:table-cell>
          <table:table-cell table:formula="of:=[.$G26]" office:value-type="float" office:value="712" calcext:value-type="float">
            <text:p>712</text:p>
          </table:table-cell>
          <table:table-cell table:formula="of:=[.$K26]-[.$L26]" office:value-type="float" office:value="9278" calcext:value-type="float">
            <text:p>92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formula="of:=[.$D26]+[.$H27]" office:value-type="float" office:value="-5" calcext:value-type="float">
            <text:p>-5</text:p>
          </table:table-cell>
          <table:table-cell table:formula="of:=[.$E26]+[.$I26]" office:value-type="float" office:value="-100" calcext:value-type="float">
            <text:p>-100</text:p>
          </table:table-cell>
          <table:table-cell table:formula="of:=[.$F26]-IF([.$I26]&gt;0; [.$C26]*[.$I26]+[.$C26]*ABS([.$I26])*0.001; [.$B26]*[.$I26]+[.$B26]*ABS([.$I26])*0.001)" office:value-type="float" office:value="9990" calcext:value-type="float">
            <text:p>9990</text:p>
          </table:table-cell>
          <table:table-cell table:formula="of:=[.$G26] - IF([.$H27]&gt;0; [.$C27]*[.$H27]; [.$B27]*[.$H27])"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27]" office:value-type="float" office:value="9990" calcext:value-type="float">
            <text:p>9990</text:p>
          </table:table-cell>
          <table:table-cell table:formula="of:=[.$G27]" office:value-type="float" office:value="625" calcext:value-type="float">
            <text:p>625</text:p>
          </table:table-cell>
          <table:table-cell table:formula="of:=[.$K27]-[.$L27]" office:value-type="float" office:value="9365" calcext:value-type="float">
            <text:p>93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formula="of:=[.$D27]+[.$H28]" office:value-type="float" office:value="-7" calcext:value-type="float">
            <text:p>-7</text:p>
          </table:table-cell>
          <table:table-cell table:formula="of:=[.$E27]+[.$I27]" office:value-type="float" office:value="-100" calcext:value-type="float">
            <text:p>-100</text:p>
          </table:table-cell>
          <table:table-cell table:formula="of:=[.$F27]-IF([.$I27]&gt;0; [.$C27]*[.$I27]+[.$C27]*ABS([.$I27])*0.001; [.$B27]*[.$I27]+[.$B27]*ABS([.$I27])*0.001)" office:value-type="float" office:value="9990" calcext:value-type="float">
            <text:p>9990</text:p>
          </table:table-cell>
          <table:table-cell table:formula="of:=[.$G27] - IF([.$H28]&gt;0; [.$C28]*[.$H28]; [.$B28]*[.$H28])" office:value-type="float" office:value="797" calcext:value-type="float">
            <text:p>79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28]" office:value-type="float" office:value="9990" calcext:value-type="float">
            <text:p>9990</text:p>
          </table:table-cell>
          <table:table-cell table:formula="of:=[.$G28]" office:value-type="float" office:value="797" calcext:value-type="float">
            <text:p>797</text:p>
          </table:table-cell>
          <table:table-cell table:formula="of:=[.$K28]-[.$L28]" office:value-type="float" office:value="9193" calcext:value-type="float">
            <text:p>91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formula="of:=[.$D28]+[.$H29]" office:value-type="float" office:value="-9" calcext:value-type="float">
            <text:p>-9</text:p>
          </table:table-cell>
          <table:table-cell table:formula="of:=[.$E28]+[.$I28]" office:value-type="float" office:value="-100" calcext:value-type="float">
            <text:p>-100</text:p>
          </table:table-cell>
          <table:table-cell table:formula="of:=[.$F28]-IF([.$I28]&gt;0; [.$C28]*[.$I28]+[.$C28]*ABS([.$I28])*0.001; [.$B28]*[.$I28]+[.$B28]*ABS([.$I28])*0.001)" office:value-type="float" office:value="9990" calcext:value-type="float">
            <text:p>9990</text:p>
          </table:table-cell>
          <table:table-cell table:formula="of:=[.$G28] - IF([.$H29]&gt;0; [.$C29]*[.$H29]; [.$B29]*[.$H29])" office:value-type="float" office:value="969" calcext:value-type="float">
            <text:p>96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29]" office:value-type="float" office:value="9990" calcext:value-type="float">
            <text:p>9990</text:p>
          </table:table-cell>
          <table:table-cell table:formula="of:=[.$G29]" office:value-type="float" office:value="969" calcext:value-type="float">
            <text:p>969</text:p>
          </table:table-cell>
          <table:table-cell table:formula="of:=[.$K29]-[.$L29]" office:value-type="float" office:value="9021" calcext:value-type="float">
            <text:p>90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formula="of:=[.$D29]+[.$H30]" office:value-type="float" office:value="-36" calcext:value-type="float">
            <text:p>-36</text:p>
          </table:table-cell>
          <table:table-cell table:formula="of:=[.$E29]+[.$I29]" office:value-type="float" office:value="-100" calcext:value-type="float">
            <text:p>-100</text:p>
          </table:table-cell>
          <table:table-cell table:formula="of:=[.$F29]-IF([.$I29]&gt;0; [.$C29]*[.$I29]+[.$C29]*ABS([.$I29])*0.001; [.$B29]*[.$I29]+[.$B29]*ABS([.$I29])*0.001)" office:value-type="float" office:value="9990" calcext:value-type="float">
            <text:p>9990</text:p>
          </table:table-cell>
          <table:table-cell table:formula="of:=[.$G29] - IF([.$H30]&gt;0; [.$C30]*[.$H30]; [.$B30]*[.$H30])" office:value-type="float" office:value="3291" calcext:value-type="float">
            <text:p>3291</text:p>
          </table:table-cell>
          <table:table-cell office:value-type="float" office:value="-27" calcext:value-type="float">
            <text:p>-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30]" office:value-type="float" office:value="9990" calcext:value-type="float">
            <text:p>9990</text:p>
          </table:table-cell>
          <table:table-cell table:formula="of:=[.$G30]" office:value-type="float" office:value="3291" calcext:value-type="float">
            <text:p>3291</text:p>
          </table:table-cell>
          <table:table-cell table:formula="of:=[.$K30]-[.$L30]" office:value-type="float" office:value="6699" calcext:value-type="float">
            <text:p>66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formula="of:=[.$D30]+[.$H31]" office:value-type="float" office:value="-14" calcext:value-type="float">
            <text:p>-14</text:p>
          </table:table-cell>
          <table:table-cell table:formula="of:=[.$E30]+[.$I30]" office:value-type="float" office:value="-100" calcext:value-type="float">
            <text:p>-100</text:p>
          </table:table-cell>
          <table:table-cell table:formula="of:=[.$F30]-IF([.$I30]&gt;0; [.$C30]*[.$I30]+[.$C30]*ABS([.$I30])*0.001; [.$B30]*[.$I30]+[.$B30]*ABS([.$I30])*0.001)" office:value-type="float" office:value="9990" calcext:value-type="float">
            <text:p>9990</text:p>
          </table:table-cell>
          <table:table-cell table:formula="of:=[.$G30] - IF([.$H31]&gt;0; [.$C31]*[.$H31]; [.$B31]*[.$H31])" office:value-type="float" office:value="1355" calcext:value-type="float">
            <text:p>135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F31]" office:value-type="float" office:value="9990" calcext:value-type="float">
            <text:p>9990</text:p>
          </table:table-cell>
          <table:table-cell table:formula="of:=[.$G31]" office:value-type="float" office:value="1355" calcext:value-type="float">
            <text:p>1355</text:p>
          </table:table-cell>
          <table:table-cell table:formula="of:=[.$K31]-[.$L31]" office:value-type="float" office:value="8635" calcext:value-type="float">
            <text:p>86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formula="of:=[.$D31]+[.$H32]" office:value-type="float" office:value="-9" calcext:value-type="float">
            <text:p>-9</text:p>
          </table:table-cell>
          <table:table-cell table:formula="of:=[.$E31]+[.$I31]" office:value-type="float" office:value="-100" calcext:value-type="float">
            <text:p>-100</text:p>
          </table:table-cell>
          <table:table-cell table:formula="of:=[.$F31]-IF([.$I31]&gt;0; [.$C31]*[.$I31]+[.$C31]*ABS([.$I31])*0.001; [.$B31]*[.$I31]+[.$B31]*ABS([.$I31])*0.001)" office:value-type="float" office:value="9990" calcext:value-type="float">
            <text:p>9990</text:p>
          </table:table-cell>
          <table:table-cell table:formula="of:=[.$G31] - IF([.$H32]&gt;0; [.$C32]*[.$H32]; [.$B32]*[.$H32])" office:value-type="float" office:value="915" calcext:value-type="float">
            <text:p>915</text:p>
          </table:table-cell>
          <table:table-cell office:value-type="float" office:value="5" calcext:value-type="float">
            <text:p>5</text:p>
          </table:table-cell>
          <table:table-cell table:style-name="ce3" table:formula="of:=-[.E32]" office:value-type="float" office:value="100" calcext:value-type="float">
            <text:p>100</text:p>
          </table:table-cell>
          <table:table-cell/>
          <table:table-cell table:formula="of:=[.$F32]" office:value-type="float" office:value="9990" calcext:value-type="float">
            <text:p>9990</text:p>
          </table:table-cell>
          <table:table-cell table:formula="of:=[.$G32]" office:value-type="float" office:value="915" calcext:value-type="float">
            <text:p>915</text:p>
          </table:table-cell>
          <table:table-cell table:formula="of:=[.$K32]-[.$L32]" office:value-type="float" office:value="9075" calcext:value-type="float">
            <text:p>9075</text:p>
          </table:table-cell>
        </table:table-row>
        <table:table-row table:style-name="ro1">
          <table:table-cell office:value-type="string" calcext:value-type="string">
            <text:p>EOD</text:p>
          </table:table-cell>
          <table:table-cell table:style-name="Default" table:number-columns-repeated="2"/>
          <table:table-cell table:formula="of:=[.$D32]+[.$H33]" office:value-type="float" office:value="0" calcext:value-type="float">
            <text:p>0</text:p>
          </table:table-cell>
          <table:table-cell table:formula="of:=[.$E32]+[.$I32]" office:value-type="float" office:value="0" calcext:value-type="float">
            <text:p>0</text:p>
          </table:table-cell>
          <table:table-cell table:formula="of:=[.$F32]-IF([.$I32]&gt;0; [.$C32]*[.$I32]+[.$C32]*ABS([.$I32])*0.001; [.$B32]*[.$I32]+[.$B32]*ABS([.$I32])*0.001)" office:value-type="float" office:value="1181.2" calcext:value-type="float">
            <text:p>1181.2</text:p>
          </table:table-cell>
          <table:table-cell table:formula="of:=[.$G32] - IF([.$H33]&gt;0; [.$C33]*[.$H33]; [.$B33]*[.$H33])" office:value-type="float" office:value="915" calcext:value-type="float">
            <text:p>915</text:p>
          </table:table-cell>
          <table:table-cell table:style-name="ce3" table:formula="of:=-[.$D32]" office:value-type="float" office:value="9" calcext:value-type="float">
            <text:p>9</text:p>
          </table:table-cell>
          <table:table-cell table:style-name="Default"/>
          <table:table-cell/>
          <table:table-cell table:formula="of:=[.$F33]" office:value-type="float" office:value="1181.2" calcext:value-type="float">
            <text:p>1181.2</text:p>
          </table:table-cell>
          <table:table-cell table:formula="of:=[.$G33]" office:value-type="float" office:value="915" calcext:value-type="float">
            <text:p>915</text:p>
          </table:table-cell>
          <table:table-cell table:formula="of:=[.$K33]-[.$L33]" office:value-type="float" office:value="266.200000000001" calcext:value-type="float">
            <text:p>266.200000000001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/>
          <table:table-cell table:style-name="Default" office:value-type="string" calcext:value-type="string">
            <text:p>mean</text:p>
          </table:table-cell>
          <table:table-cell table:style-name="Default" table:formula="of:=AVERAGE([.M2:.M33])" office:value-type="float" office:value="8310.75625" calcext:value-type="float">
            <text:p>8310.75625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/>
          <table:table-cell table:style-name="Default" office:value-type="string" calcext:value-type="string">
            <text:p>std</text:p>
          </table:table-cell>
          <table:table-cell table:style-name="Default" table:formula="of:=STDEV([.M2:.M33])" office:value-type="float" office:value="3190.35700367959" calcext:value-type="float">
            <text:p>3190.357003679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6T19:41:35.299209053</dc:date>
    <meta:editing-duration>PT21S</meta:editing-duration>
    <meta:editing-cycles>1</meta:editing-cycles>
    <meta:document-statistic meta:table-count="1" meta:cell-count="397" meta:object-count="0"/>
    <meta:generator>LibreOffice/6.0.7.3$Linux_X86_64 LibreOffice_project/00m0$Build-3</meta:generator>
  </office:meta>
</office:document-meta>
</file>